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9cm" draw:marker-end="Line_20_Arrow" draw:marker-end-width="0.2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9cm" draw:marker-end-width="0.29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none" draw:fill="none" draw:textarea-vertical-align="middle" draw:fontwork-style="rotate" draw:fontwork-adjust="right" draw:fontwork-distance="0cm" draw:fontwork-start="0.4cm" draw:fontwork-shadow-offset-x="0cm" draw:fontwork-shadow-offset-y="0cm"/>
    </style:style>
    <style:style style:name="gr5" style:family="graphic" style:parent-style-name="objectwithoutfill">
      <style:graphic-properties draw:stroke="none" draw:fill="none" draw:textarea-vertical-align="middle" draw:fontwork-style="rotate" draw:fontwork-adjust="right" draw:fontwork-distance="0cm" draw:fontwork-start="0.5cm" draw:fontwork-shadow-offset-x="0cm" draw:fontwork-shadow-offset-y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81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4.75cm" svg:y1="6.75cm" svg:x2="16.75cm" svg:y2="3.8cm">
          <text:p/>
        </draw:line>
        <draw:line draw:style-name="gr1" draw:text-style-name="P1" draw:layer="layout" svg:x1="6.725cm" svg:y1="3.75cm" svg:x2="8.725cm" svg:y2="6.725cm">
          <text:p/>
        </draw:line>
        <draw:line draw:style-name="gr1" draw:text-style-name="P1" draw:layer="layout" svg:x1="8.613cm" svg:y1="6.738cm" svg:x2="14.863cm" svg:y2="6.738cm">
          <text:p/>
        </draw:line>
        <draw:line draw:style-name="gr2" draw:text-style-name="P1" draw:layer="layout" svg:x1="1cm" svg:y1="3.75cm" svg:x2="18cm" svg:y2="3.75cm">
          <text:p/>
        </draw:line>
        <draw:g>
          <draw:custom-shape draw:style-name="gr3" draw:text-style-name="P1" xml:id="id1" draw:id="id1" draw:layer="layout" svg:width="0.5cm" svg:height="0.5cm" svg:x="4.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2.39cm" svg:y1="1.78cm" svg:x2="4.573cm" svg:y2="3.573cm" draw:end-shape="id1" draw:end-glue-point="5" svg:d="m2390 1780 2183 1793">
            <text:p text:style-name="P2"><text:span text:style-name="T1">Rév. 2 – Fct F2</text:span></text:p>
          </draw:connector>
        </draw:g>
        <draw:g>
          <draw:custom-shape draw:style-name="gr3" draw:text-style-name="P1" xml:id="id2" draw:id="id2" draw:layer="layout" svg:width="0.5cm" svg:height="0.5cm" svg:x="8.5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2" draw:layer="layout" draw:type="line" svg:x1="3.757cm" svg:y1="11.112cm" svg:x2="8.75cm" svg:y2="7cm" draw:end-shape="id2" draw:end-glue-point="8" svg:d="m3757 11112 4993-4112">
            <text:p text:style-name="P2">Rév. 4 – Création branche</text:p>
          </draw:connector>
        </draw:g>
        <draw:g>
          <draw:custom-shape draw:style-name="gr3" draw:text-style-name="P1" xml:id="id3" draw:id="id3" draw:layer="layout" svg:width="0.5cm" svg:height="0.5cm" svg:x="6.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3.905cm" svg:y1="1.369cm" svg:x2="6.573cm" svg:y2="3.573cm" draw:end-shape="id3" draw:end-glue-point="5" svg:d="m3905 1369 2668 2204">
            <text:p text:style-name="P2"><text:span text:style-name="T1">Rév. 3 – Bug B1</text:span></text:p>
          </draw:connector>
        </draw:g>
        <draw:g>
          <draw:custom-shape draw:style-name="gr3" draw:text-style-name="P1" xml:id="id4" draw:id="id4" draw:layer="layout" svg:width="0.5cm" svg:height="0.5cm" svg:x="2.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0.39cm" svg:y1="1.78cm" svg:x2="2.573cm" svg:y2="3.573cm" draw:end-shape="id4" draw:end-glue-point="5" svg:d="m390 1780 2183 1793">
            <text:p text:style-name="P2"><text:span text:style-name="T1">Rév. 1 – Fct F1</text:span></text:p>
          </draw:connector>
        </draw:g>
        <draw:g>
          <draw:custom-shape draw:style-name="gr3" draw:text-style-name="P1" xml:id="id5" draw:id="id5" draw:layer="layout" svg:width="0.5cm" svg:height="0.5cm" svg:x="14.5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2" draw:layer="layout" draw:type="line" svg:x1="9.757cm" svg:y1="11.112cm" svg:x2="14.75cm" svg:y2="7cm" draw:end-shape="id5" draw:end-glue-point="8" svg:d="m9757 11112 4993-4112">
            <text:p text:style-name="P2">Rév. 7 – Bug B3</text:p>
          </draw:connector>
        </draw:g>
        <draw:g>
          <draw:custom-shape draw:style-name="gr3" draw:text-style-name="P1" xml:id="id6" draw:id="id6" draw:layer="layout" svg:width="0.5cm" svg:height="0.5cm" svg:x="10.5cm" svg:y="6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2" draw:layer="layout" draw:type="line" svg:x1="5.757cm" svg:y1="11.112cm" svg:x2="10.75cm" svg:y2="7cm" draw:end-shape="id6" draw:end-glue-point="8" svg:d="m5757 11112 4993-4112">
            <text:p text:style-name="P2">Rév. 5 – Fct F3</text:p>
          </draw:connector>
        </draw:g>
        <draw:g>
          <draw:custom-shape draw:style-name="gr3" draw:text-style-name="P1" xml:id="id7" draw:id="id7" draw:layer="layout" svg:width="0.5cm" svg:height="0.5cm" svg:x="16.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12.592cm" svg:y1="0.265cm" svg:x2="16.573cm" svg:y2="3.573cm" draw:end-shape="id7" draw:end-glue-point="5" svg:d="m12592 265 3981 3308">
            <text:p text:style-name="P2"><text:span text:style-name="T1">Rév. 8 – Fusion branche</text:span></text:p>
          </draw:connector>
        </draw:g>
        <draw:g>
          <draw:custom-shape draw:style-name="gr3" draw:text-style-name="P1" xml:id="id8" draw:id="id8" draw:layer="layout" svg:width="0.5cm" svg:height="0.5cm" svg:x="12.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draw:type="line" svg:x1="9.905cm" svg:y1="1.369cm" svg:x2="12.573cm" svg:y2="3.573cm" draw:end-shape="id8" draw:end-glue-point="5" svg:d="m9905 1369 2668 2204">
            <text:p text:style-name="P2"><text:span text:style-name="T1">Rév. 6 – Bug B2</text:span></text:p>
          </draw:connector>
        </draw:g>
        <draw:frame draw:style-name="gr6" draw:text-style-name="P3" draw:layer="layout" svg:width="2.318cm" svg:height="1.199cm" svg:x="18.525cm" svg:y="3.144cm">
          <draw:text-box>
            <text:p text:style-name="P3"><text:span text:style-name="T2">Branche</text:span></text:p>
            <text:p text:style-name="P3"><text:span text:style-name="T2">principale</text:span></text:p>
          </draw:text-box>
        </draw:frame>
        <draw:frame draw:style-name="gr7" draw:text-style-name="P3" draw:layer="layout" svg:width="3.169cm" svg:height="1.199cm" svg:x="18.525cm" svg:y="6.175cm">
          <draw:text-box>
            <text:p text:style-name="P3"><text:span text:style-name="T2">Branche</text:span></text:p>
            <text:p text:style-name="P3"><text:span text:style-name="T2">expérimenta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8-31T20:48:17</meta:creation-date>
    <dc:date>2011-09-01T18:44:23</dc:date>
    <dc:creator>Jérémy Subtil</dc:creator>
    <meta:editing-duration>PT16M34S</meta:editing-duration>
    <meta:editing-cycles>3</meta:editing-cycles>
    <meta:generator>LibreOffice/3.4$Unix LibreOffice_project/340m1$Build-302</meta:generator>
    <meta:document-statistic meta:object-count="30"/>
  </office:meta>
</office:document-meta>
</file>